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716.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58.11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52.7pt"/>
    </style:style>
    <style:style style:name="co19" style:family="table-column">
      <style:table-column-properties fo:break-before="auto" style:column-width="24.89pt"/>
    </style:style>
    <style:style style:name="co20" style:family="table-column">
      <style:table-column-properties fo:break-before="auto" style:column-width="30.3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e0efd4" fo:border-left="0.99pt ridge #000000" fo:border-right="none" fo:border-top="0.99pt ridge #000000"/>
    </style:style>
    <style:style style:name="ce2" style:family="table-cell" style:parent-style-name="Default" style:data-style-name="N100">
      <style:table-cell-properties fo:border-bottom="none" fo:background-color="#e0efd4" fo:border-left="0.99pt ridge #000000" fo:border-right="none" fo:border-top="none"/>
    </style:style>
    <style:style style:name="ce3" style:family="table-cell" style:parent-style-name="Default" style:data-style-name="N100">
      <style:table-cell-properties fo:border-bottom="none" fo:background-color="#fffbcc" fo:border-left="0.99pt ridge #000000" fo:border-right="none" fo:border-top="none"/>
    </style:style>
    <style:style style:name="ce4" style:family="table-cell" style:parent-style-name="Default" style:data-style-name="N100">
      <style:table-cell-properties fo:border-bottom="none" fo:background-color="#fedcc6" fo:border-left="0.99pt ridge #000000" fo:border-right="none" fo:border-top="none"/>
    </style:style>
    <style:style style:name="ce5" style:family="table-cell" style:parent-style-name="Default" style:data-style-name="N100">
      <style:table-cell-properties fo:border-bottom="0.99pt ridge #000000" fo:background-color="#fedcc6" fo:border-left="0.99pt ridge #000000" fo:border-right="none" fo:border-top="none"/>
    </style:style>
    <style:style style:name="ce6" style:family="table-cell" style:parent-style-name="Default">
      <style:table-cell-properties fo:border-bottom="none" fo:background-color="#e0efd4" fo:border-left="none" fo:border-right="none" fo:border-top="0.99pt ridge #000000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fedcc6"/>
    </style:style>
    <style:style style:name="ce10" style:family="table-cell" style:parent-style-name="Default">
      <style:table-cell-properties fo:border-bottom="0.99pt ridge #000000" fo:background-color="#fedcc6" fo:border-left="none" fo:border-right="none" fo:border-top="none"/>
    </style:style>
    <style:style style:name="ce11" style:family="table-cell" style:parent-style-name="Default" style:data-style-name="N100">
      <style:table-cell-properties fo:border-bottom="none" fo:background-color="#e0efd4" fo:border-left="none" fo:border-right="none" fo:border-top="0.99pt ridge #000000"/>
    </style:style>
    <style:style style:name="ce12" style:family="table-cell" style:parent-style-name="Default" style:data-style-name="N100">
      <style:table-cell-properties fo:background-color="#e0efd4"/>
    </style:style>
    <style:style style:name="ce13" style:family="table-cell" style:parent-style-name="Default" style:data-style-name="N100">
      <style:table-cell-properties fo:background-color="#fffbcc"/>
    </style:style>
    <style:style style:name="ce14" style:family="table-cell" style:parent-style-name="Default" style:data-style-name="N100">
      <style:table-cell-properties fo:background-color="#fedcc6"/>
    </style:style>
    <style:style style:name="ce15" style:family="table-cell" style:parent-style-name="Default" style:data-style-name="N100">
      <style:table-cell-properties fo:border-bottom="0.99pt ridge #000000" fo:background-color="#fedcc6" fo:border-left="none" fo:border-right="none" fo:border-top="none"/>
    </style:style>
    <style:style style:name="ce16" style:family="table-cell" style:parent-style-name="Default">
      <style:table-cell-properties fo:border-bottom="none" fo:background-color="#e0efd4" fo:border-left="none" fo:border-right="0.99pt ridge #000000" fo:border-top="0.99pt ridge #000000"/>
    </style:style>
    <style:style style:name="ce17" style:family="table-cell" style:parent-style-name="Default">
      <style:table-cell-properties fo:border-bottom="none" fo:background-color="#e0efd4" fo:border-left="none" fo:border-right="0.99pt ridge #000000" fo:border-top="none"/>
    </style:style>
    <style:style style:name="ce18" style:family="table-cell" style:parent-style-name="Default">
      <style:table-cell-properties fo:border-bottom="none" fo:background-color="#fffbcc" fo:border-left="none" fo:border-right="0.99pt ridge #000000" fo:border-top="none"/>
    </style:style>
    <style:style style:name="ce19" style:family="table-cell" style:parent-style-name="Default">
      <style:table-cell-properties fo:border-bottom="none" fo:background-color="#fedcc6" fo:border-left="none" fo:border-right="0.99pt ridge #000000" fo:border-top="none"/>
    </style:style>
    <style:style style:name="ce20" style:family="table-cell" style:parent-style-name="Default">
      <style:table-cell-properties fo:border-bottom="0.99pt ridge #000000" fo:background-color="#fedcc6" fo:border-left="none" fo:border-right="0.99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7_3 - 2019-11-06 21:30:29 - SUMMARY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4" table:default-cell-style-name="ce8"/>
        <table:table-column table:style-name="co16" table:default-cell-style-name="ce8"/>
        <table:table-column table:style-name="co9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8"/>
        <table:table-column table:style-name="co20" table:default-cell-style-name="ce8"/>
        <table:table-column table:style-name="co15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23" table:number-columns-repeated="993" table:default-cell-style-name="ce8"/>
        <table:table-column table:style-name="co23" table:default-cell-style-name="ce18"/>
        <table:table-row table:style-name="ro1">
          <table:table-cell table:style-name="Default" office:value-type="string" calcext:value-type="string">
            <text:p>ADVERSARIAL</text:p>
          </table:table-cell>
          <table:table-cell table:style-name="Default" office:value-type="string" calcext:value-type="string">
            <text:p>WD</text:p>
          </table:table-cell>
          <table:table-cell table:style-name="Default" office:value-type="string" calcext:value-type="string">
            <text:p>epoch</text:p>
          </table:table-cell>
          <table:table-cell table:style-name="Default" office:value-type="string" calcext:value-type="string">
            <text:p>best-acc</text:p>
          </table:table-cell>
          <table:table-cell table:style-name="Default" office:value-type="string" calcext:value-type="string">
            <text:p>zs-accs</text:p>
          </table:table-cell>
          <table:table-cell table:style-name="Default" office:value-type="string" calcext:value-type="string">
            <text:p>mean-acc</text:p>
          </table:table-cell>
          <table:table-cell table:style-name="Default" office:value-type="string" calcext:value-type="string">
            <text:p>DAP-1NN-acc</text:p>
          </table:table-cell>
          <table:table-cell table:style-name="Default" office:value-type="string" calcext:value-type="string">
            <text:p>attr_latent_dim</text:p>
          </table:table-cell>
          <table:table-cell table:style-name="Default" office:value-type="string" calcext:value-type="string">
            <text:p>cntx_latent_dim</text:p>
          </table:table-cell>
          <table:table-cell table:style-name="Default" office:value-type="string" calcext:value-type="string">
            <text:p>hidden_dim</text:p>
          </table:table-cell>
          <table:table-cell table:style-name="Default" office:value-type="string" calcext:value-type="string">
            <text:p>nb_epochs</text:p>
          </table:table-cell>
          <table:table-cell table:style-name="Default" office:value-type="string" calcext:value-type="string">
            <text:p>g_lr</text:p>
          </table:table-cell>
          <table:table-cell table:style-name="Default" office:value-type="string" calcext:value-type="string">
            <text:p>d_lr</text:p>
          </table:table-cell>
          <table:table-cell table:style-name="Default" office:value-type="string" calcext:value-type="string">
            <text:p>g_wd</text:p>
          </table:table-cell>
          <table:table-cell table:style-name="Default" office:value-type="string" calcext:value-type="string">
            <text:p>d_wd</text:p>
          </table:table-cell>
          <table:table-cell table:style-name="Default" office:value-type="string" calcext:value-type="string">
            <text:p>l2_norm_alpha</text:p>
          </table:table-cell>
          <table:table-cell table:style-name="Default" office:value-type="string" calcext:value-type="string">
            <text:p>adapt_epochs</text:p>
          </table:table-cell>
          <table:table-cell table:style-name="Default" office:value-type="string" calcext:value-type="string">
            <text:p>adapt_lr</text:p>
          </table:table-cell>
          <table:table-cell table:style-name="Default" office:value-type="string" calcext:value-type="string">
            <text:p>adapt_wd</text:p>
          </table:table-cell>
          <table:table-cell table:style-name="Default" office:value-type="string" calcext:value-type="string">
            <text:p>adapt_gen_samples</text:p>
          </table:table-cell>
          <table:table-cell table:style-name="Default" office:value-type="string" calcext:value-type="string">
            <text:p>test_period</text:p>
          </table:table-cell>
          <table:table-cell table:style-name="Default" office:value-type="string" calcext:value-type="string">
            <text:p>adversarial</text:p>
          </table:table-cell>
          <table:table-cell table:style-name="Default" office:value-type="string" calcext:value-type="string">
            <text:p>train_w_frnk</text:p>
          </table:table-cell>
          <table:table-cell table:style-name="Default" office:value-type="string" calcext:value-type="string">
            <text:p>attr_in_01</text:p>
          </table:table-cell>
          <table:table-cell table:style-name="Default" office:value-type="string" calcext:value-type="string">
            <text:p>gpu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write_csv</text:p>
          </table:table-cell>
          <table:table-cell table:style-name="Default" office:value-type="string" calcext:value-type="string">
            <text:p>ATTR_IN_01</text:p>
          </table:table-cell>
          <table:table-cell table:style-name="Default" office:value-type="string" calcext:value-type="string">
            <text:p>ADVERSARIAL</text:p>
          </table:table-cell>
          <table:table-cell table:style-name="Default" office:value-type="string" calcext:value-type="string">
            <text:p>TRAIN_W_FRNK</text:p>
          </table:table-cell>
          <table:table-cell table:style-name="Default" table:number-columns-repeated="994"/>
        </table:table-row>
        <table:table-row table:style-name="ro1">
          <table:table-cell table:style-name="ce1" office:value-type="string" calcext:value-type="string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.68027492615107" calcext:value-type="float">
            <text:p>0.68027492615107</text:p>
          </table:table-cell>
          <table:table-cell table:style-name="ce6" office:value-type="string" calcext:value-type="string">
            <text:p>[0.6380036569128926, 0.646224005834352, 0.6802749261510704, 0.6580861747070879, 0.6578486154597007, 0.6489295234605263, 0.6641889113971954]</text:p>
          </table:table-cell>
          <table:table-cell table:style-name="ce6" office:value-type="float" office:value="0.656222259131832" calcext:value-type="float">
            <text:p>0.656222259131832</text:p>
          </table:table-cell>
          <table:table-cell table:style-name="ce6" office:value-type="float" office:value="0.398450150753249" calcext:value-type="float">
            <text:p>0.39845015075324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1536" calcext:value-type="float">
            <text:p>153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E-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rue</text:p>
          </table:table-cell>
          <table:table-cell table:number-columns-repeated="2" table:style-name="ce11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6" table:number-columns-repeated="993"/>
          <table:table-cell table:style-name="ce16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617191204827563" calcext:value-type="float">
            <text:p>0.617191204827563</text:p>
          </table:table-cell>
          <table:table-cell table:style-name="ce7" office:value-type="string" calcext:value-type="string">
            <text:p>[0.5325003287621344, 0.5932014733654525, 0.5622783498428002, 0.6092183292054509, 0.6171912048275626, 0.597591607328096, 0.5911683757254249]</text:p>
          </table:table-cell>
          <table:table-cell table:style-name="ce7" office:value-type="float" office:value="0.586164238436703" calcext:value-type="float">
            <text:p>0.586164238436703</text:p>
          </table:table-cell>
          <table:table-cell table:style-name="ce7" office:value-type="float" office:value="0.373537499334478" calcext:value-type="float">
            <text:p>0.37353749933447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536" calcext:value-type="float">
            <text:p>153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0001" calcext:value-type="float">
            <text:p>1E-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.003" calcext:value-type="float">
            <text:p>0.0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7" table:number-columns-repeated="993"/>
          <table:table-cell table:style-name="ce17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702501903448645" calcext:value-type="float">
            <text:p>0.702501903448645</text:p>
          </table:table-cell>
          <table:table-cell table:style-name="ce7" office:value-type="string" calcext:value-type="string">
            <text:p>[0.6576259977097333, 0.6582905162462851, 0.6688106940314894, 0.6697686093987061, 0.7025019034486448, 0.6846542487316226, 0.6691749928002951]</text:p>
          </table:table-cell>
          <table:table-cell table:style-name="ce7" office:value-type="float" office:value="0.672975280338111" calcext:value-type="float">
            <text:p>0.672975280338111</text:p>
          </table:table-cell>
          <table:table-cell table:style-name="ce7" office:value-type="float" office:value="0.344989899013352" calcext:value-type="float">
            <text:p>0.34498989901335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536" calcext:value-type="float">
            <text:p>153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0001" calcext:value-type="float">
            <text:p>1E-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.003" calcext:value-type="float">
            <text:p>0.0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7" table:number-columns-repeated="993"/>
          <table:table-cell table:style-name="ce1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0001" calcext:value-type="float">
            <text:p>1E-05</text:p>
          </table:table-cell>
          <table:table-cell office:value-type="float" office:value="29" calcext:value-type="float">
            <text:p>29</text:p>
          </table:table-cell>
          <table:table-cell office:value-type="float" office:value="0.671760672679839" calcext:value-type="float">
            <text:p>0.671760672679839</text:p>
          </table:table-cell>
          <table:table-cell office:value-type="string" calcext:value-type="string">
            <text:p>[0.633595098249198, 0.6415985170764896, 0.6717606726798394, 0.6567722556536129, 0.650873941327706, 0.6433100716996055, 0.6616979828669335]</text:p>
          </table:table-cell>
          <table:table-cell office:value-type="float" office:value="0.651372648507626" calcext:value-type="float">
            <text:p>0.651372648507626</text:p>
          </table:table-cell>
          <table:table-cell office:value-type="float" office:value="0.374632325107897" calcext:value-type="float">
            <text:p>0.37463232510789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office:value-type="float" office:value="0.61691746525401" calcext:value-type="float">
            <text:p>0.61691746525401</text:p>
          </table:table-cell>
          <table:table-cell office:value-type="string" calcext:value-type="string">
            <text:p>[0.5863896795556494, 0.6063970682070358, 0.613194005370426, 0.6169174652540098, 0.5820623321239815, 0.5965837114593784, 0.607548565564088]</text:p>
          </table:table-cell>
          <table:table-cell office:value-type="float" office:value="0.601298975362081" calcext:value-type="float">
            <text:p>0.601298975362081</text:p>
          </table:table-cell>
          <table:table-cell office:value-type="float" office:value="0.372213892132269" calcext:value-type="float">
            <text:p>0.372213892132269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0001" calcext:value-type="float">
            <text:p>1E-05</text:p>
          </table:table-cell>
          <table:table-cell office:value-type="float" office:value="23" calcext:value-type="float">
            <text:p>23</text:p>
          </table:table-cell>
          <table:table-cell office:value-type="float" office:value="0.695077159499037" calcext:value-type="float">
            <text:p>0.695077159499037</text:p>
          </table:table-cell>
          <table:table-cell office:value-type="string" calcext:value-type="string">
            <text:p>[0.655653196628308, 0.6522950624564091, 0.6627397046881617, 0.6610397525195809, 0.6950771594990366, 0.6771168911341824, 0.6568351919511735]</text:p>
          </table:table-cell>
          <table:table-cell office:value-type="float" office:value="0.665822422696693" calcext:value-type="float">
            <text:p>0.665822422696693</text:p>
          </table:table-cell>
          <table:table-cell office:value-type="float" office:value="0.348167887420452" calcext:value-type="float">
            <text:p>0.34816788742045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True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.664281074128907" calcext:value-type="float">
            <text:p>0.664281074128907</text:p>
          </table:table-cell>
          <table:table-cell table:style-name="ce9" office:value-type="string" calcext:value-type="string">
            <text:p>[0.6194213648971713, 0.6591831603774506, 0.6431227954018574, 0.6572811674812246, 0.664281074128907, 0.6585679309613973, 0.6362151696290979]</text:p>
          </table:table-cell>
          <table:table-cell table:style-name="ce9" office:value-type="float" office:value="0.648296094696729" calcext:value-type="float">
            <text:p>0.648296094696729</text:p>
          </table:table-cell>
          <table:table-cell table:style-name="ce9" office:value-type="float" office:value="0.357967265701774" calcext:value-type="float">
            <text:p>0.35796726570177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36" calcext:value-type="float">
            <text:p>153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0.00001" calcext:value-type="float">
            <text:p>1E-05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alse</text:p>
          </table:table-cell>
          <table:table-cell table:style-name="ce9" table:number-columns-repeated="993"/>
          <table:table-cell table:style-name="ce19"/>
        </table:table-row>
        <table:table-row table:style-name="ro1">
          <table:table-cell table:style-name="ce4" office:value-type="string" calcext:value-type="string">
            <text:p>True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611287883191855" calcext:value-type="float">
            <text:p>0.611287883191855</text:p>
          </table:table-cell>
          <table:table-cell table:style-name="ce9" office:value-type="string" calcext:value-type="string">
            <text:p>[0.5862889272900715, 0.6045346232895131, 0.6112878831918547, 0.6098607743202215, 0.574465436196989, 0.5923886497626069, 0.6018020851358014]</text:p>
          </table:table-cell>
          <table:table-cell table:style-name="ce9" office:value-type="float" office:value="0.597232625598151" calcext:value-type="float">
            <text:p>0.597232625598151</text:p>
          </table:table-cell>
          <table:table-cell table:style-name="ce9" office:value-type="float" office:value="0.371254869804585" calcext:value-type="float">
            <text:p>0.37125486980458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36" calcext:value-type="float">
            <text:p>153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0.00001" calcext:value-type="float">
            <text:p>1E-05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rue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alse</text:p>
          </table:table-cell>
          <table:table-cell table:style-name="ce9" table:number-columns-repeated="993"/>
          <table:table-cell table:style-name="ce19"/>
        </table:table-row>
        <table:table-row table:style-name="ro1">
          <table:table-cell table:style-name="ce5" office:value-type="string" calcext:value-type="string">
            <text:p>True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701638016297261" calcext:value-type="float">
            <text:p>0.701638016297261</text:p>
          </table:table-cell>
          <table:table-cell table:style-name="ce10" office:value-type="string" calcext:value-type="string">
            <text:p>[0.6585143447668538, 0.6579269679515714, 0.6710285595041627, 0.6658841540708886, 0.7016380162972613, 0.6836138508780472, 0.6680529664504012]</text:p>
          </table:table-cell>
          <table:table-cell table:style-name="ce10" office:value-type="float" office:value="0.672379837131312" calcext:value-type="float">
            <text:p>0.672379837131312</text:p>
          </table:table-cell>
          <table:table-cell table:style-name="ce10" office:value-type="float" office:value="0.343617057043173" calcext:value-type="float">
            <text:p>0.34361705704317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536" calcext:value-type="float">
            <text:p>1536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10" office:value-type="float" office:value="0.00001" calcext:value-type="float">
            <text:p>1E-05</text:p>
          </table:table-cell>
          <table:table-cell table:number-columns-repeated="2"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Tru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15" office:value-type="string" calcext:value-type="string">
            <text:p>True</text:p>
          </table:table-cell>
          <table:table-cell table:style-name="ce15" office:value-type="string" calcext:value-type="string">
            <text:p>False</text:p>
          </table:table-cell>
          <table:table-cell table:style-name="ce15" office:value-type="string" calcext:value-type="string">
            <text:p>True</text:p>
          </table:table-cell>
          <table:table-cell table:style-name="ce15" office:value-type="string" calcext:value-type="string">
            <text:p>False</text:p>
          </table:table-cell>
          <table:table-cell table:style-name="ce10" table:number-columns-repeated="993"/>
          <table:table-cell table:style-name="ce20"/>
        </table:table-row>
        <table:table-row table:style-name="ro1">
          <table:table-cell table:style-name="ce1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658557712637513" calcext:value-type="float">
            <text:p>0.658557712637513</text:p>
          </table:table-cell>
          <table:table-cell table:style-name="ce6" office:value-type="string" calcext:value-type="string">
            <text:p>[0.6118915211274892, 0.6492870979638908, 0.6357359311517088, 0.6514809923370641, 0.658557712637513, 0.6457742389484471, 0.6271207261204538]</text:p>
          </table:table-cell>
          <table:table-cell table:style-name="ce6" office:value-type="float" office:value="0.639978317183795" calcext:value-type="float">
            <text:p>0.639978317183795</text:p>
          </table:table-cell>
          <table:table-cell table:style-name="ce6" office:value-type="float" office:value="0.365593495489824" calcext:value-type="float">
            <text:p>0.36559349548982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1536" calcext:value-type="float">
            <text:p>153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E-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string" calcext:value-type="string">
            <text:p>True</text:p>
          </table:table-cell>
          <table:table-cell table:number-columns-repeated="3" table:style-name="ce11" office:value-type="string" calcext:value-type="string">
            <text:p>False</text:p>
          </table:table-cell>
          <table:table-cell table:style-name="ce6" table:number-columns-repeated="993"/>
          <table:table-cell table:style-name="ce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.616419767509915" calcext:value-type="float">
            <text:p>0.616419767509915</text:p>
          </table:table-cell>
          <table:table-cell table:style-name="ce7" office:value-type="string" calcext:value-type="string">
            <text:p>[0.5837020406072615, 0.6063629683136095, 0.6145381067140814, 0.6164197675099152, 0.5823207987083281, 0.6016282269815316, 0.6126747191572853]</text:p>
          </table:table-cell>
          <table:table-cell table:style-name="ce7" office:value-type="float" office:value="0.602520946856002" calcext:value-type="float">
            <text:p>0.602520946856002</text:p>
          </table:table-cell>
          <table:table-cell table:style-name="ce7" office:value-type="float" office:value="0.365642443968204" calcext:value-type="float">
            <text:p>0.3656424439682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536" calcext:value-type="float">
            <text:p>153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0001" calcext:value-type="float">
            <text:p>1E-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.003" calcext:value-type="float">
            <text:p>0.0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style-name="ce12" office:value-type="string" calcext:value-type="string">
            <text:p>True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7" table:number-columns-repeated="993"/>
          <table:table-cell table:style-name="ce17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693395695981264" calcext:value-type="float">
            <text:p>0.693395695981264</text:p>
          </table:table-cell>
          <table:table-cell table:style-name="ce7" office:value-type="string" calcext:value-type="string">
            <text:p>[0.6547076951043992, 0.6534044927498223, 0.6629199982281475, 0.6601210101535598, 0.6933956959812635, 0.6734182339341389, 0.6553513383736862]</text:p>
          </table:table-cell>
          <table:table-cell table:style-name="ce7" office:value-type="float" office:value="0.664759780646431" calcext:value-type="float">
            <text:p>0.664759780646431</text:p>
          </table:table-cell>
          <table:table-cell table:style-name="ce7" office:value-type="float" office:value="0.348803669512387" calcext:value-type="float">
            <text:p>0.34880366951238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536" calcext:value-type="float">
            <text:p>153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0001" calcext:value-type="float">
            <text:p>1E-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.003" calcext:value-type="float">
            <text:p>0.0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style-name="ce12" office:value-type="string" calcext:value-type="string">
            <text:p>True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7" table:number-columns-repeated="993"/>
          <table:table-cell table:style-name="ce1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0001" calcext:value-type="float">
            <text:p>1E-05</text:p>
          </table:table-cell>
          <table:table-cell office:value-type="float" office:value="26" calcext:value-type="float">
            <text:p>26</text:p>
          </table:table-cell>
          <table:table-cell office:value-type="float" office:value="0.67621221712056" calcext:value-type="float">
            <text:p>0.67621221712056</text:p>
          </table:table-cell>
          <table:table-cell office:value-type="string" calcext:value-type="string">
            <text:p>[0.6326924800753445, 0.6671204818062577, 0.6520070588750275, 0.671971308755565, 0.6762122171205601, 0.6644033134816543, 0.6437209711228626]</text:p>
          </table:table-cell>
          <table:table-cell office:value-type="float" office:value="0.658303975891039" calcext:value-type="float">
            <text:p>0.658303975891039</text:p>
          </table:table-cell>
          <table:table-cell office:value-type="float" office:value="0.366304499959182" calcext:value-type="float">
            <text:p>0.36630449995918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0001" calcext:value-type="float">
            <text:p>1E-05</text:p>
          </table:table-cell>
          <table:table-cell office:value-type="float" office:value="23" calcext:value-type="float">
            <text:p>23</text:p>
          </table:table-cell>
          <table:table-cell office:value-type="float" office:value="0.617336410170787" calcext:value-type="float">
            <text:p>0.617336410170787</text:p>
          </table:table-cell>
          <table:table-cell office:value-type="string" calcext:value-type="string">
            <text:p>[0.5279391291172946, 0.597143437570349, 0.5637636572333808, 0.6074604269849871, 0.6173364101707869, 0.6035631375450901, 0.5953006252003992]</text:p>
          </table:table-cell>
          <table:table-cell office:value-type="float" office:value="0.587500974831755" calcext:value-type="float">
            <text:p>0.587500974831755</text:p>
          </table:table-cell>
          <table:table-cell office:value-type="float" office:value="0.369531527469594" calcext:value-type="float">
            <text:p>0.36953152746959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0001" calcext:value-type="float">
            <text:p>1E-05</text:p>
          </table:table-cell>
          <table:table-cell office:value-type="float" office:value="23" calcext:value-type="float">
            <text:p>23</text:p>
          </table:table-cell>
          <table:table-cell office:value-type="float" office:value="0.69462828201259" calcext:value-type="float">
            <text:p>0.69462828201259</text:p>
          </table:table-cell>
          <table:table-cell office:value-type="string" calcext:value-type="string">
            <text:p>[0.6536623098854494, 0.6542734546830236, 0.663503437771291, 0.661916522513161, 0.6946282820125896, 0.6753421560968336, 0.6559175876863496]</text:p>
          </table:table-cell>
          <table:table-cell office:value-type="float" office:value="0.665606250092671" calcext:value-type="float">
            <text:p>0.665606250092671</text:p>
          </table:table-cell>
          <table:table-cell office:value-type="float" office:value="0.344485181223918" calcext:value-type="float">
            <text:p>0.344485181223918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False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.665212171567429" calcext:value-type="float">
            <text:p>0.665212171567429</text:p>
          </table:table-cell>
          <table:table-cell table:style-name="ce9" office:value-type="string" calcext:value-type="string">
            <text:p>[0.6172787370482666, 0.6543894184355644, 0.6400439936365996, 0.653262453559104, 0.6652121715674287, 0.6564305211534995, 0.6300087134726651]</text:p>
          </table:table-cell>
          <table:table-cell table:style-name="ce9" office:value-type="float" office:value="0.645232286981875" calcext:value-type="float">
            <text:p>0.645232286981875</text:p>
          </table:table-cell>
          <table:table-cell table:style-name="ce9" office:value-type="float" office:value="0.36917292709788" calcext:value-type="float">
            <text:p>0.3691729270978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36" calcext:value-type="float">
            <text:p>153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0.00001" calcext:value-type="float">
            <text:p>1E-05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4" office:value-type="string" calcext:value-type="string">
            <text:p>Fal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False</text:p>
          </table:table-cell>
          <table:table-cell table:style-name="ce9" table:number-columns-repeated="993"/>
          <table:table-cell table:style-name="ce19"/>
        </table:table-row>
        <table:table-row table:style-name="ro1">
          <table:table-cell table:style-name="ce4" office:value-type="string" calcext:value-type="string">
            <text:p>False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.615842884359007" calcext:value-type="float">
            <text:p>0.615842884359007</text:p>
          </table:table-cell>
          <table:table-cell table:style-name="ce9" office:value-type="string" calcext:value-type="string">
            <text:p>[0.5254595595563846, 0.5925961920953778, 0.555651647150398, 0.6066251148658475, 0.6158428843590071, 0.6007904571241587, 0.5923451202078338]</text:p>
          </table:table-cell>
          <table:table-cell table:style-name="ce9" office:value-type="float" office:value="0.584187282194144" calcext:value-type="float">
            <text:p>0.584187282194144</text:p>
          </table:table-cell>
          <table:table-cell table:style-name="ce9" office:value-type="float" office:value="0.368220503396269" calcext:value-type="float">
            <text:p>0.36822050339626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36" calcext:value-type="float">
            <text:p>153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0.00001" calcext:value-type="float">
            <text:p>1E-05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4" office:value-type="string" calcext:value-type="string">
            <text:p>Fal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False</text:p>
          </table:table-cell>
          <table:table-cell table:style-name="ce9" table:number-columns-repeated="993"/>
          <table:table-cell table:style-name="ce19"/>
        </table:table-row>
        <table:table-row table:style-name="ro1">
          <table:table-cell table:style-name="ce5" office:value-type="string" calcext:value-type="string">
            <text:p>False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70263874751786" calcext:value-type="float">
            <text:p>0.70263874751786</text:p>
          </table:table-cell>
          <table:table-cell table:style-name="ce10" office:value-type="string" calcext:value-type="string">
            <text:p>[0.6547169997700406, 0.6530417159857922, 0.6620193575610178, 0.6655824476993454, 0.7026387475178596, 0.6844100119753088, 0.6695402720575829]</text:p>
          </table:table-cell>
          <table:table-cell table:style-name="ce10" office:value-type="float" office:value="0.670278507509564" calcext:value-type="float">
            <text:p>0.670278507509564</text:p>
          </table:table-cell>
          <table:table-cell table:style-name="ce10" office:value-type="float" office:value="0.344745019462863" calcext:value-type="float">
            <text:p>0.34474501946286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536" calcext:value-type="float">
            <text:p>1536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10" office:value-type="float" office:value="0.00001" calcext:value-type="float">
            <text:p>1E-05</text:p>
          </table:table-cell>
          <table:table-cell table:number-columns-repeated="2"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5" office:value-type="string" calcext:value-type="string">
            <text:p>Fal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15" office:value-type="string" calcext:value-type="string">
            <text:p>True</text:p>
          </table:table-cell>
          <table:table-cell table:number-columns-repeated="3" table:style-name="ce15" office:value-type="string" calcext:value-type="string">
            <text:p>False</text:p>
          </table:table-cell>
          <table:table-cell table:style-name="ce10" table:number-columns-repeated="993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12:28:43.326486651</dc:date>
    <meta:editing-duration>PT9M38S</meta:editing-duration>
    <meta:editing-cycles>1</meta:editing-cycles>
    <meta:document-statistic meta:table-count="1" meta:cell-count="570" meta:object-count="0"/>
    <meta:generator>LibreOffice/6.0.7.3$Linux_X86_64 LibreOffice_project/00m0$Build-3</meta:generator>
  </office:meta>
</office:document-meta>
</file>